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3.2304166666667cm"/>
    </style:style>
    <style:style style:name="co2" style:family="table-column">
      <style:table-column-properties fo:break-before="auto" style:column-width="25.82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Hola buenas tardes buenas noches que tal</text:p>
          </table:table-cell>
          <table:table-cell office:value-type="string" table:style-name="ce1">
            <text:p>Hey hola!, soy la asistente virtual de PANACARE y estoy aqui para responder tus du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a quiero mas información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solicito mas informacion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necesito mas informacion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me podrias dar mas informacion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me gusataria mas informacion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busco mas informacion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me interesa mas informacion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deseo mas informacion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me gustaria saber mas de los servici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ola quiero saber mas de los servicios</text:p>
          </table:table-cell>
          <table:table-cell table:number-columns-repeated="16383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Hola buenas tardes buenas noches que tal me gustaria quiero necesito solicito obtener que me proporcionen informacion de los servicio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enas tard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enas noch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 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la quiero informac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enas tardes quiero informac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enas noches quiero informac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 tal quiero informac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 gustaria quiero necesito solicito informacion de los servicios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/>
          <table:table-cell office:value-type="string" table:style-name="ce3">
            <text:p/>
            <text:p>A</text:p>
            <text:p>A</text:p>
            <text:p>A</text:p>
            <text:p>a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Manolo cruz</meta:initial-creator>
    <dc:creator>Manolo cruz</dc:creator>
    <meta:creation-date>2021-06-22T03:59:13Z</meta:creation-date>
    <dc:date>2021-06-27T05:33:25Z</dc:date>
  </office:meta>
</office:document-meta>
</file>